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f2a9" officeooo:paragraph-rsid="001af2a9"/>
    </style:style>
    <style:style style:name="P2" style:family="paragraph" style:parent-style-name="Standard">
      <style:paragraph-properties fo:text-align="end" style:justify-single-word="false"/>
      <style:text-properties officeooo:rsid="001af2a9" officeooo:paragraph-rsid="001af2a9"/>
    </style:style>
    <style:style style:name="P3" style:family="paragraph" style:parent-style-name="Standard">
      <style:text-properties officeooo:rsid="001af2a9" officeooo:paragraph-rsid="001af2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x Briggs</text:p>
      <text:p text:style-name="P2">16325 Deer Creek Way</text:p>
      <text:p text:style-name="P2">Meadow Vista, CA 95722</text:p>
      <text:p text:style-name="P1"/>
      <text:p text:style-name="P1">September 14 2017</text:p>
      <text:p text:style-name="P1"/>
      <text:p text:style-name="P1"/>
      <text:p text:style-name="P1">Dear Mr Bliek,</text:p>
      <text:p text:style-name="P1"/>
      <text:p text:style-name="P1"><text:tab/>Thank you so much for helping me in this huge undertaking. I know that my timing could have been a bit better, but I do appreciate everything that you have done to help me on this project.</text:p>
      <text:p text:style-name="P1"><text:tab/>I am glad that the shade structure has been well received, and that it has already been put to good use.</text:p>
      <text:p text:style-name="P1"><text:tab/>Again, thank you for your guidance in this project.</text:p>
      <text:p text:style-name="P1"/>
      <text:p text:style-name="P1">Sincerely,</text:p>
      <text:p text:style-name="P1"/>
      <text:p text:style-name="P1"/>
      <text:p text:style-name="P1"/>
      <text:p text:style-name="P1">Max Brig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2:53:06.637621492</meta:creation-date>
    <dc:date>2017-09-15T13:30:18.305484246</dc:date>
    <meta:editing-duration>PT10M38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1" meta:paragraph-count="10" meta:word-count="86" meta:character-count="449" meta:non-whitespace-character-count="370"/>
  </office:meta>
</office:document-meta>
</file>